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FC000002FC80E25208.png" manifest:media-type="image/png"/>
  <manifest:file-entry manifest:full-path="Pictures/10000201000003270000020615D75256.png" manifest:media-type="image/png"/>
  <manifest:file-entry manifest:full-path="Pictures/1000020100000327000002063C52905F.png" manifest:media-type="image/png"/>
  <manifest:file-entry manifest:full-path="Pictures/10000201000003270000020673392B2D.png" manifest:media-type="image/png"/>
  <manifest:file-entry manifest:full-path="Pictures/100002010000032700000206D1CAC434.png" manifest:media-type="image/png"/>
  <manifest:file-entry manifest:full-path="Pictures/1000020100000337000002232FBDA5F7.png" manifest:media-type="image/png"/>
  <manifest:file-entry manifest:full-path="Pictures/100002010000033700000223C7CE786F.png" manifest:media-type="image/png"/>
  <manifest:file-entry manifest:full-path="Pictures/100002010000033700000223AF119703.png" manifest:media-type="image/png"/>
  <manifest:file-entry manifest:full-path="Pictures/10000201000002FC000002FC52095AD7.png" manifest:media-type="image/png"/>
  <manifest:file-entry manifest:full-path="Pictures/100002010000033700000223AFD5EDD2.png" manifest:media-type="image/png"/>
  <manifest:file-entry manifest:full-path="Pictures/10000201000002FC000002FC62ED0524.png" manifest:media-type="image/png"/>
  <manifest:file-entry manifest:full-path="Pictures/10000201000002FC000002FC5FE1B09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1cm" svg:x="2cm" svg:y="0.998cm">
          <text:p text:style-name="P1"><text:span text:style-name="T1">Scenari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5cm" svg:height="1cm" svg:x="7.5cm" svg:y="0.999cm">
          <text:p text:style-name="P1"><text:span text:style-name="T2">Scenario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13cm" svg:y="0.999cm">
          <text:p text:style-name="P1"><text:span text:style-name="T1">Scenario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18.5cm" svg:y="1cm">
          <text:p text:style-name="P1"><text:span text:style-name="T1">Scenario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cm" svg:y="0.99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5cm" svg:height="1cm" draw:transform="rotate (1.5707963267949) translate (1cm 5.5cm)">
          <text:p text:style-name="P4"><text:span text:style-name="T3">Cost Ch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5cm" svg:height="1cm" draw:transform="rotate (1.5707963267949) translate (1cm 9cm)">
          <text:p text:style-name="P4"><text:span text:style-name="T3">Energy Ch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5.5cm" svg:height="1cm" draw:transform="rotate (1.5707963267949) translate (1cm 14.5cm)">
          <text:p text:style-name="P4"><text:span text:style-name="T3">Traffic Grap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cm" svg:y1="9cm" svg:x2="24cm" svg:y2="9cm">
          <text:p/>
        </draw:line>
        <draw:frame draw:style-name="gr3" draw:text-style-name="P1" draw:layer="layout" svg:width="5.5cm" svg:height="5.5cm" svg:x="18.5cm" svg:y="9.001cm">
          <draw:image xlink:href="Pictures/10000201000002FC000002FC5FE1B090.png" xlink:type="simple" xlink:show="embed" xlink:actuate="onLoad">
            <text:p/>
          </draw:image>
        </draw:frame>
        <draw:frame draw:style-name="gr3" draw:text-style-name="P1" draw:layer="layout" svg:width="5.499cm" svg:height="5.499cm" svg:x="2.001cm" svg:y="9.001cm">
          <draw:image xlink:href="Pictures/10000201000002FC000002FC62ED0524.png" xlink:type="simple" xlink:show="embed" xlink:actuate="onLoad">
            <text:p/>
          </draw:image>
        </draw:frame>
        <draw:frame draw:style-name="gr3" draw:text-style-name="P1" draw:layer="layout" svg:width="5.143cm" svg:height="3.418cm" svg:x="2.157cm" svg:y="5.582cm">
          <draw:image xlink:href="Pictures/100002010000033700000223AF119703.png" xlink:type="simple" xlink:show="embed" xlink:actuate="onLoad">
            <text:p/>
          </draw:image>
        </draw:frame>
        <draw:frame draw:style-name="gr3" draw:text-style-name="P1" draw:layer="layout" svg:width="5.142cm" svg:height="3.418cm" svg:x="7.658cm" svg:y="5.582cm">
          <draw:image xlink:href="Pictures/100002010000033700000223AFD5EDD2.png" xlink:type="simple" xlink:show="embed" xlink:actuate="onLoad">
            <text:p/>
          </draw:image>
        </draw:frame>
        <draw:frame draw:style-name="gr3" draw:text-style-name="P1" draw:layer="layout" svg:width="5.142cm" svg:height="3.418cm" svg:x="13.158cm" svg:y="5.582cm">
          <draw:image xlink:href="Pictures/100002010000033700000223C7CE786F.png" xlink:type="simple" xlink:show="embed" xlink:actuate="onLoad">
            <text:p/>
          </draw:image>
        </draw:frame>
        <draw:frame draw:style-name="gr3" draw:text-style-name="P1" draw:layer="layout" svg:width="5.143cm" svg:height="3.418cm" svg:x="18.657cm" svg:y="5.582cm">
          <draw:image xlink:href="Pictures/1000020100000337000002232FBDA5F7.png" xlink:type="simple" xlink:show="embed" xlink:actuate="onLoad">
            <text:p/>
          </draw:image>
        </draw:frame>
        <draw:frame draw:style-name="gr3" draw:text-style-name="P1" draw:layer="layout" svg:width="5.435cm" svg:height="3.488cm" svg:x="2cm" svg:y="2.025cm">
          <draw:image xlink:href="Pictures/100002010000032700000206D1CAC434.png" xlink:type="simple" xlink:show="embed" xlink:actuate="onLoad">
            <text:p/>
          </draw:image>
        </draw:frame>
        <draw:frame draw:style-name="gr3" draw:text-style-name="P1" draw:layer="layout" svg:width="5.434cm" svg:height="3.488cm" svg:x="7.5cm" svg:y="2.026cm">
          <draw:image xlink:href="Pictures/1000020100000327000002063C52905F.png" xlink:type="simple" xlink:show="embed" xlink:actuate="onLoad">
            <text:p/>
          </draw:image>
        </draw:frame>
        <draw:frame draw:style-name="gr3" draw:text-style-name="P1" draw:layer="layout" svg:width="5.435cm" svg:height="3.489cm" svg:x="13cm" svg:y="2cm">
          <draw:image xlink:href="Pictures/10000201000003270000020673392B2D.png" xlink:type="simple" xlink:show="embed" xlink:actuate="onLoad">
            <text:p/>
          </draw:image>
        </draw:frame>
        <draw:frame draw:style-name="gr3" draw:text-style-name="P1" draw:layer="layout" svg:width="5.435cm" svg:height="3.487cm" svg:x="18.5cm" svg:y="2.027cm">
          <draw:image xlink:href="Pictures/10000201000003270000020615D75256.png" xlink:type="simple" xlink:show="embed" xlink:actuate="onLoad">
            <text:p/>
          </draw:image>
        </draw:frame>
        <draw:line draw:style-name="gr2" draw:text-style-name="P1" draw:layer="layout" svg:x1="2cm" svg:y1="1cm" svg:x2="2cm" svg:y2="14.5cm">
          <text:p/>
        </draw:line>
        <draw:line draw:style-name="gr2" draw:text-style-name="P1" draw:layer="layout" svg:x1="1cm" svg:y1="2cm" svg:x2="24cm" svg:y2="2cm">
          <text:p/>
        </draw:line>
        <draw:line draw:style-name="gr2" draw:text-style-name="P1" draw:layer="layout" svg:x1="1cm" svg:y1="5.5cm" svg:x2="24cm" svg:y2="5.5cm">
          <text:p/>
        </draw:line>
        <draw:frame draw:style-name="gr3" draw:text-style-name="P1" draw:layer="layout" svg:width="5.5cm" svg:height="5.5cm" svg:x="7.5cm" svg:y="9cm">
          <draw:image xlink:href="Pictures/10000201000002FC000002FC52095AD7.png" xlink:type="simple" xlink:show="embed" xlink:actuate="onLoad">
            <text:p/>
          </draw:image>
        </draw:frame>
        <draw:frame draw:style-name="gr3" draw:text-style-name="P1" draw:layer="layout" svg:width="5.5cm" svg:height="5.5cm" svg:x="13cm" svg:y="9cm">
          <draw:image xlink:href="Pictures/10000201000002FC000002FC80E25208.png" xlink:type="simple" xlink:show="embed" xlink:actuate="onLoad">
            <text:p/>
          </draw:image>
        </draw:frame>
        <draw:line draw:style-name="gr2" draw:text-style-name="P1" draw:layer="layout" svg:x1="7.5cm" svg:y1="1cm" svg:x2="7.5cm" svg:y2="14.5cm">
          <text:p/>
        </draw:line>
        <draw:line draw:style-name="gr2" draw:text-style-name="P1" draw:layer="layout" svg:x1="13cm" svg:y1="1cm" svg:x2="13cm" svg:y2="14.5cm">
          <text:p/>
        </draw:line>
        <draw:line draw:style-name="gr2" draw:text-style-name="P1" draw:layer="layout" svg:x1="18.5cm" svg:y1="1cm" svg:x2="18.5cm" svg:y2="14.5cm">
          <text:p/>
        </draw:line>
        <draw:line draw:style-name="gr2" draw:text-style-name="P1" draw:layer="layout" svg:x1="1.001cm" svg:y1="9cm" svg:x2="24.001cm" svg:y2="9cm">
          <text:p/>
        </draw:line>
        <draw:custom-shape draw:style-name="gr4" draw:text-style-name="P1" draw:layer="layout" svg:width="23cm" svg:height="13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6:19:41.383000000</meta:creation-date>
    <dc:date>2015-04-13T05:09:40.030000000</dc:date>
    <meta:editing-duration>P2DT21H40M57S</meta:editing-duration>
    <meta:editing-cycles>51</meta:editing-cycles>
    <meta:generator>LibreOffice/4.2.3.3$Windows_x86 LibreOffice_project/882f8a0a489bc99a9e60c7905a60226254cb6ff0</meta:generator>
    <meta:document-statistic meta:object-count="29"/>
  </office:meta>
</office:document-meta>
</file>